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0mm" fo:margin-right="0mm" fo:text-indent="10mm" style:auto-text-indent="false"/>
    </style:style>
    <style:style style:name="P17" style:family="paragraph" style:parent-style-name="Table_20_Contents">
      <style:text-properties fo:font-size="12pt" style:font-size-asian="12pt" style:font-size-complex="12pt"/>
    </style:style>
    <style:style style:name="P18" style:family="paragraph" style:parent-style-name="Table_20_Contents">
      <style:text-properties fo:font-weight="bold" style:font-weight-asian="bold" style:font-weight-complex="bold"/>
    </style:style>
    <style:style style:name="P19" style:family="paragraph" style:parent-style-name="Text_20_body" style:list-style-nam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2pt" style:font-size-complex="12pt"/>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3">
      <style:text-properties style:text-underline-style="none"/>
    </style:style>
    <style:style style:name="P28" style:family="paragraph" style:parent-style-name="Heading_20_2">
      <style:paragraph-properties fo:break-before="pag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P33"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3"/>
      <text:p text:style-name="P3"/>
      <text:p text:style-name="P3"/>
      <text:p text:style-name="P3"/>
      <text:p text:style-name="P3"/>
      <text:p text:style-name="P4"/>
      <text:h text:style-name="P29" text:outline-level="4">Bakalářská práce</text:h>
      <text:p text:style-name="P3"/>
      <text:h text:style-name="P23"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0"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6" text:outline-level="1">Poděkování</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9" text:outline-level="1">Na tomto místě bych chtěl poděkovat Mgr. Václavovi Roseckému a Ing. Petrovi Žabičkovi za pomoc při řešení této bakalářské práce.</text:h>
      <text:h text:style-name="P25" text:outline-level="1">Shrnutí</text:h>
      <text:p text:style-name="P7">(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7">(Doplním později)</text:p>
      <text:h text:style-name="P25" text:outline-level="1">Úvod</text:h>
      <text:p text:style-name="P7">(Doplním později)</text:p>
      <text:p text:style-name="P7">(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72264395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6</text:note-citation><text:note-body><text:p text:style-name="Footnote">http://www.webarchiv.cz/celoplosne-sklizne/</text:p></text:note-body></text:note></text:p>
      <text:p text:style-name="Text_20_body">Jak jsem zmínil výše dochází k vývoji v oblasti 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7</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6" text:note-class="footnote"><text:note-citation>8</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27392732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9</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1" text:note-class="footnote"><text:note-citation>10</text:note-citation><text:note-body><text:p text:style-name="Footnote">http://www.webarchiv.cz/celoplosne-sklizne/</text:p></text:note-body></text:note> Zpráva je dostupná na stránkách projektu WebArchiv<text:note text:id="ftn9" text:note-class="footnote"><text:note-citation>11</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za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3" text:note-class="footnote"><text:note-citation>12</text:note-citation><text:note-body><text:p text:style-name="Footnote">http://www.webarchiv.cz/celoplosne-sklizne/</text:p></text:note-body></text:note> Zpráva o činnosti v tomto roce je dostupná na stránkách projektu WebArchiv<text:note text:id="ftn12" text:note-class="footnote"><text:note-citation>13</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text:s/>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4</text:note-citation><text:note-body><text:p text:style-name="Footnote">http://www.webarchiv.cz/celoplosne-sklizne/</text:p></text:note-body></text:note></text:span><text:span text:style-name="T2"> </text:span><text:span text:style-name="T3">Zpráva je dostupná na stránkách projektu WebArchiv</text:span><text:span text:style-name="T3"><text:note text:id="ftn14" text:note-class="footnote"><text:note-citation>15</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7" text:note-class="footnote"><text:note-citation>16</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24809890" text:continue-numbering="true" text:style-name="List_20_1">
        <text:list-item>
          <text:p text:style-name="List_20_1">NutchWAX</text:p>
        </text:list-item>
        <text:list-item>
          <text:p text:style-name="List_20_1"><text:soft-page-break/>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7</text:note-citation><text:note-body><text:p text:style-name="Footnote">http://www.webarchiv.cz/celoplosne-sklizne/</text:p></text:note-body></text:note></text:span><text:span text:style-name="T2"> </text:span><text:span text:style-name="T3">Zpráva o činnosti v tomto roce je dostupná na stránkách projektu WebArchiv</text:span><text:span text:style-name="T3"><text:note text:id="ftn16" text:note-class="footnote"><text:note-citation>18</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19</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0</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text:soft-page-break/>archívy ze všech proběhlých sklizní. Některé z poškozených souborů se povedlo obnovit ze záloh či doplnit z databáze Internet Archive.<text:note text:id="ftn22" text:note-class="footnote"><text:note-citation>21</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2</text:note-citation><text:note-body><text:p text:style-name="Footnote">http://www.webarchiv.cz/celoplosne-sklizne/</text:p></text:note-body></text:note>. <text:span text:style-name="T3">Zpráva o činnosti v tomto roce je dostupná na stránkách projektu WebArchiv</text:span><text:span text:style-name="T3"><text:note text:id="ftn19" text:note-class="footnote"><text:note-citation>23</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4</text:note-citation><text:note-body><text:p text:style-name="Footnote">http://www.webarchiv.cz/celoplosne-sklizne/</text:p></text:note-body></text:note></text:span><text:span text:style-name="T2">. Kompletní informace o činnosti v tomto roce jsou dostupné na stránkách projektu</text:span><text:span text:style-name="T2"><text:note text:id="ftn24" text:note-class="footnote"><text:note-citation>25</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span text:style-name="T2"> Kompletní informace o činnosti v tomto roce jsou dostupné na stránkách projektu</text:span><text:span text:style-name="T2"><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7</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Množství stažených dat se v tomto roce blížil 16, 8 TB. Veškeré informace jsou dostupné ve zprávě o činnosti WebArchivu v roce 2010<text:note text:id="ftn27" text:note-class="footnote"><text:note-citation>28</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30</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8">Sklizeň</text:p>
          </table:table-cell>
          <table:table-cell table:style-name="Table1.A1" office:value-type="string">
            <text:p text:style-name="P18">Počet souborů</text:p>
          </table:table-cell>
          <table:table-cell table:style-name="Table1.A1" office:value-type="string">
            <text:p text:style-name="P18">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7">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text:soft-page-break/>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8</text:note-citation><text:note-body><text:p text:style-name="Footnote">http://www.webarchiv.cz/partneri-projektu/</text:p></text:note-body></text:note>:</text:p>
      <text:list xml:id="list1404316253"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h>
      <text:p text:style-name="Text_20_body">Plošná archivace<text:span text:style-name="T2"><text:note text:id="ftn53" text:note-class="footnote"><text:note-citation>53</text:note-citation><text:note-body><text:p text:style-name="Footnote"><text:a xlink:type="simple" xlink:href="http://www.webarchiv.cz/kriteria/">http://www.webarchiv.cz/kriteria/</text:a></text:p></text:note-body></text:note></text:span>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h>
      <text:p text:style-name="Text_20_body">Výběrový přístup neboli konspekt<text:note text:id="ftn54" text:note-class="footnote"><text:note-citation>54</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text:soft-page-break/>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6" text:note-class="footnote"><text:note-citation>56</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text:soft-page-break/>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8" text:note-class="footnote"><text:note-citation>58</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9" text:note-class="footnote"><text:note-citation>59</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60" text:note-class="footnote"><text:note-citation>60</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1" text:note-class="footnote"><text:note-citation>61</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2" text:note-class="footnote"><text:note-citation>62</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3" text:note-class="footnote"><text:note-citation>63</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4" text:note-class="footnote"><text:note-citation>64</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h>
      <text:p text:style-name="Text_20_body">Apache Tomcat<text:note text:id="ftn65" text:note-class="footnote"><text:note-citation>65</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67" text:note-class="footnote"><text:note-citation>67</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8" text:note-class="footnote"><text:note-citation>68</text:note-citation><text:note-body><text:p text:style-name="Footnote">Dostupný na: http://www.webarchiv.cz/generator/dc_generator.php</text:p></text:note-body></text:note>. Slouží ke generování Dublin Core Metadata Element Set<text:note text:id="ftn0"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text:soft-page-break/>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70" text:note-class="footnote"><text:note-citation>70</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h>
      <text:p text:style-name="Text_20_body">Nástroj vytvořený pracovníky WebArchivu, je dostupný na webových stránkách projektu<text:note text:id="ftn72" text:note-class="footnote"><text:note-citation>72</text:note-citation><text:note-body><text:p text:style-name="Footnote">Dostupný na: http://www.webarchiv.cz/md5-generator/</text:p></text:note-body></text:note>.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text:soft-page-break/>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h>
      <text:p text:style-name="Text_20_body">Crawler<text:note text:id="ftn76" text:note-class="footnote"><text:note-citation>76</text:note-citation><text:note-body><text:p text:style-name="Footnote">Stránka autorů nástroje: http://www.csc.fi/</text:p></text:note-body></text:note>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h>
      <text:p text:style-name="Text_20_body">Software vyvíjený<text:note text:id="ftn78" text:note-class="footnote"><text:note-citation>78</text:note-citation><text:note-body><text:p text:style-name="Footnote">http://netarkivet.dk/suite/</text:p></text:note-body></text:note>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3">NutchWAX je součást projektu<text:note text:id="ftn80" text:note-class="footnote"><text:note-citation>80</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4"><text:span text:style-name="T12">V roce 2009 realizoval Adam Brokeš WA Admin v2 v rámci své bakalářské práce </text:span><text:soft-page-break/><text:span text:style-name="T12">s názvem Systém pro správu procesu archivace webových informačních zdrojů</text:span><text:span text:style-name="T12"><text:note text:id="ftn81" text:note-class="footnote"><text:note-citation>81</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8">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3" text:note-class="footnote"><text:note-citation>83</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h>
      <text:p text:style-name="P12">Jedná se o rozšíření pro prohlížeč Mozilla Firefox, které má usnadnit prohlížení webového archivu pomocí nástroje WayBack, bohužel byla vydána pouze jedna verze<text:note text:id="ftn84" text:note-class="footnote"><text:note-citation>84</text:note-citation><text:note-body><text:p text:style-name="Footnote">http://archive-access.sourceforge.net/projects/waxtoolbar/</text:p></text:note-body></text:note> tohoto rozšíření a to v roce 2006. Se současnou verzí prohlížeče Mozilla Firefox není samozřejmě kompatibiln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text:span></text:span><text:soft-page-break/><text:span text:style-name="Strong_20_Emphasis"><text:span text:style-name="T6">podávám v části mé bakalářské práce věnující se starším pracím na téma WebArchiv.</text:span></text:span></text:p>
      <text:h text:style-name="Heading_20_3" text:outline-level="3">Web Curator Tool</text:h>
      <text:p text:style-name="P14"><text:span text:style-name="T12">Nástroj vyvinutý</text:span><text:span text:style-name="T12"><text:note text:id="ftn86" text:note-class="footnote"><text:note-citation>86</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h>
      <text:p text:style-name="P14">Nástroj na vyhledávání webových zdrojů v archivu. Byl užíván v projektu WebArchiv v kombinaci s nástroji NutchWAX a <text:span text:style-name="T9">ARCRetriever. Od roku 2007 je napojen přímo na webové stránky WebArchivu a umožňuje fulltextové vyhledávání a archivu stažených stránek.</text:span></text:p>
      <text:p text:style-name="P14"><text:span text:style-name="T9">Nástroj je dostupný</text:span><text:span text:style-name="T9"><text:note text:id="ftn87" text:note-class="footnote"><text:note-citation>87</text:note-citation><text:note-body><text:p text:style-name="Footnote">http://archive-access.sourceforge.net/projects/wera/</text:p></text:note-body></text:note></text:span><text:span text:style-name="T9"> na internetu.</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8" text:outline-level="2">Formát nedlib</text:h>
      <text:p text:style-name="Text_20_body">Archivy v tomto formátu již WebArchiv nepoužívá. Informace o něm jsou dostupné v diplomové práci<text:note text:id="ftn88" text:note-class="footnote"><text:note-citation>88</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87285238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80729009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8"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016292864" text:continue-numbering="true" text:style-name="List_20_1">
        <text:list-item>
          <text:p text:style-name="List_20_1">Na rozdíl od nedlib formátu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56054962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8"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1397889132"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1">Na rozdíl od arc archivů umožňují ukládat nejen http odezvy, ale také původní požadavky.</text:p>
        </text:list-item>
        <text:list-item>
          <text:p text:style-name="P31">Umí pracovat s více protokoly: HTTP, FTP, NNTP a SMTP.</text:p>
        </text:list-item>
        <text:list-item>
          <text:p text:style-name="P31"><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1">Jedná se o současný ISO standard a bude jím s největší pravděpodobností i budoucnosti.</text:p>
        </text:list-item>
        <text:list-item>
          <text:p text:style-name="P32">Nativně umožňuje kompresi dat.</text:p>
        </text:list-item>
        <text:list-item>
          <text:p text:style-name="P33">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244978063" text:continue-numbering="true" text:style-name="List_20_1">
        <text:list-item>
          <text:p text:style-name="P31">Neobsahují samoopravný kód – pokud se archiv poruší tak není možné rekonstruovat jeho obsah. To však není dáno vlastnostmi arc archivů, ale tím, že archivy se po vytvoření ještě komprimují nástrojem GZIP.</text:p>
        </text:list-item>
        <text:list-item>
          <text:p text:style-name="P31">Doposud nebyla řešena otázka, jak využít možnost ukládání větší škály metadat.</text:p>
        </text:list-item>
        <text:list-item>
          <text:p text:style-name="P31">Prozatím nejsou implementovány nutné nástroje na práci s warc soubory. Před jejich zavedením v projektu WebArchiv bude potřeba tyto nástroje implementovat.</text:p>
        </text:list-item>
        <text:list-item>
          <text:p text:style-name="P31">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5" text:outline-level="1">Migrace archivu z formátu arc do formátu warc</text:h>
      <text:h text:style-name="Heading_20_2" text:outline-level="2">Úvod</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tomto nástroji se zmiňuji v kapitole týkající se nástrojů. Tým WebArchivu jej jistý čas používal) a PANDAS (The PANDORA Digital Archiving System)<text:note text:id="ftn96" text:note-class="footnote"><text:note-citation>96</text:note-citation><text:note-body><text:p text:style-name="Footnote">Emaily v přílohách</text:p></text:note-body></text:note></text:p>
      <text:p text:style-name="P8"/>
      <text:p text:style-name="P8"/>
      <text:p text:style-name="Text_20_body">Převod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8" text:outline-level="2">Použité nástroje</text:h>
      <text:h text:style-name="P27"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7" text:note-class="footnote"><text:note-citation>97</text:note-citation><text:note-body><text:p text:style-name="Footnote">http://sourceforge.net/projects/jhove/</text:p></text:note-body></text:note>.</text:p>
      <text:p text:style-name="P7">(mám printscreen s výstupem pro arc a warc)</text:p>
      <text:h text:style-name="P27" text:outline-level="3">JHOVE2</text:h>
      <text:p text:style-name="P8">Tento program je novější verzí již zmíněného programu JHOVE. Slouží k validaci a identifikaci souborů. Program je vyvíjen v mnoha variantách<text:note text:id="ftn98" text:note-class="footnote"><text:note-citation>98</text:note-citation><text:note-body><text:p text:style-name="Footnote">https://bitbucket.org/jhove2/main/descendants</text:p></text:note-body></text:note> – formou forků<text:note text:id="ftn99" text:note-class="footnote"><text:note-citation>99</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100" text:note-class="footnote"><text:note-citation>100</text:note-citation><text:note-body><text:p text:style-name="Footnote">https://bitbucket.org/jhove2/</text:p></text:note-body></text:note> a dále speciální verzi<text:note text:id="ftn101" text:note-class="footnote"><text:note-citation>101</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text:soft-page-break/>(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note text:id="ftn102" text:note-class="footnote"><text:note-citation>102</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text:p>
      <text:h text:style-name="Heading_20_3" text:outline-level="3">WARC-TOOLS<text:note text:id="ftn103" text:note-class="footnote"><text:note-citation>103</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1330173750" text:continue-numbering="true" text:style-name="List_20_1">
        <text:list-item>
          <text:p text:style-name="List_20_1">Při převodu arc archivu do nového warc archivu přibalí i archivované soubory.</text:p>
        </text:list-item>
      </text:list>
      <text:p text:style-name="P7">(rozvedu)</text:p>
      <text:h text:style-name="Heading_20_3" text:outline-level="3">WARC-TOOLS / hanzo<text:note text:id="ftn104" text:note-class="footnote"><text:note-citation>10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223128097"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text:soft-page-break/>souborem z kpk09.</text:p>
        </text:list-item>
      </text:list>
      <text:p text:style-name="P7">(rozvedu)</text:p>
      <text:h text:style-name="Heading_20_3" text:outline-level="3">WARC-TOOLS / kpk09<text:note text:id="ftn105" text:note-class="footnote"><text:note-citation>105</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428625493"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7">(rozvedu)</text:p>
      <text:h text:style-name="P28"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5" text:outline-level="1">Závěr</text:h>
      <text:h text:style-name="P25"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0T14:11:11</dc:date>
    <dc:creator>Martin Prokop</dc:creator>
    <meta:editing-duration>P3DT3H12M42S</meta:editing-duration>
    <meta:editing-cycles>1229</meta:editing-cycles>
    <meta:document-statistic meta:table-count="1" meta:image-count="0" meta:object-count="0" meta:page-count="44" meta:paragraph-count="501" meta:word-count="8463" meta:character-count="59846" meta:non-whitespace-character-count="52013"/>
  </office:meta>
</office:document-meta>
</file>